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h text:style-name="P1" text:outline-level="1">{{{++report_title}}}</text:h>
      <text:h text:style-name="Heading2" text:outline-level="2">{{{++report_description}}}</text:h>
      <text:p text:style-name="Normal">{{{++report_limit}}}</text:p>
      <text:p text:style-name="Normal">Report printed by {{{++user_name}}} at {{{++time}}}.</text:p>
      <text:p text:style-name="NoSpacing">[!-- BEGIN report_row --]</text:p>
      <text:h text:style-name="Heading3" text:outline-level="3">{{{++row_num}}}.<text:s/>{{{person+surname}}}, {{{person+firstname}}}</text:h>
      <text:p text:style-name="NoSpacing">{{{++header+facility+name}}}: {{{facility+name}}}<text:tab/><text:tab/><text:tab/>{{{++header+work+telephone}}}: {{{work+telephone}}}</text:p>
      <text:p text:style-name="NoSpacing">{{{++header+position+title}}}: {{{position+title}}}<text:tab/><text:tab/><text:tab/>{{{++header+work+email}}}: {{{work+email}}}</text:p>
      <text:p text:style-name="NoSpacing">{{{++header+department+name}}}: {{{department+name}}}</text:p>
      <text:p text:style-name="P2"/>
      <text:p text:style-name="Normal">[!-- END report_row --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ke Duncan</meta:initial-creator>
    <dc:creator>Luke Duncan</dc:creator>
    <meta:creation-date>2012-01-26T03:02:00Z</meta:creation-date>
    <dc:date>2012-01-26T05:32:00Z</dc:date>
    <meta:template xlink:href="Normal" xlink:type="simple"/>
    <meta:editing-cycles>5</meta:editing-cycles>
    <meta:editing-duration>PT960S</meta:editing-duration>
    <meta:document-statistic meta:page-count="1" meta:paragraph-count="1" meta:word-count="73" meta:character-count="490" meta:row-count="3" meta:non-whitespace-character-count="418"/>
  </office:meta>
</office:document-meta>
</file>